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1139in" table:align="left"/>
    </style:style>
    <style:style style:name="Table1.A" style:family="table-column">
      <style:table-column-properties style:column-width="0.4639in"/>
    </style:style>
    <style:style style:name="Table1.B" style:family="table-column">
      <style:table-column-properties style:column-width="1.1799in"/>
    </style:style>
    <style:style style:name="Table1.C" style:family="table-column">
      <style:table-column-properties style:column-width="1.470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9035in" table:align="left"/>
    </style:style>
    <style:style style:name="Table2.A" style:family="table-column">
      <style:table-column-properties style:column-width="1.2875in"/>
    </style:style>
    <style:style style:name="Table2.B" style:family="table-column">
      <style:table-column-properties style:column-width="0.7278in"/>
    </style:style>
    <style:style style:name="Table2.C" style:family="table-column">
      <style:table-column-properties style:column-width="0.5181in"/>
    </style:style>
    <style:style style:name="Table2.D" style:family="table-column">
      <style:table-column-properties style:column-width="0.6819in"/>
    </style:style>
    <style:style style:name="Table2.E" style:family="table-column">
      <style:table-column-properties style:column-width="0.6882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DIABETES DETECTION THROUGH RETINOPATHY</text:span> 📅 <text:span text:style-name="Emphasis">8th March, 2025</text:span></text:h>
      <text:p text:style-name="Horizontal_20_Line"/>
      <text:h text:style-name="Heading_20_2" text:outline-level="2"><text:span text:style-name="Strong_20_Emphasis">1. INTRODUCTION</text:span> 🔍</text:h>
      <text:p text:style-name="Text_20_body">Diabetic Retinopathy (DR) is a severe complication of diabetes that can lead to irreversible vision loss if not detected early. This project presents an <text:span text:style-name="Strong_20_Emphasis">AI-driven solution</text:span> using <text:span text:style-name="Strong_20_Emphasis">Vision Transformers (ViT)</text:span> to classify retinal fundus images into five severity levels.</text:p>
      <text:p text:style-name="Text_20_body">Our goal is to develop an efficient and accurate model that aids <text:span text:style-name="Strong_20_Emphasis">early diagnosis</text:span> and assists healthcare professionals in treatment planning.</text:p>
      <text:p text:style-name="Text_20_body">This work was developed as part of the <text:span text:style-name="Strong_20_Emphasis">INFYMA AI Hackathon 2025</text:span> to push the boundaries of medical AI innovation.</text:p>
      <text:p text:style-name="Horizontal_20_Line"/>
      <text:h text:style-name="Heading_20_2" text:outline-level="2"><text:span text:style-name="Strong_20_Emphasis">2. PROBLEM STATEMENT</text:span> ❓</text:h>
      <text:p text:style-name="Text_20_body">The challenge is to classify retinal images into different <text:span text:style-name="Strong_20_Emphasis">Diabetic Retinopathy severity levels</text:span>, enabling proactive medical responses.</text:p>
      <text:p text:style-name="Text_20_body">Given a dataset of <text:span text:style-name="Strong_20_Emphasis">fundus images</text:span>, our <text:span text:style-name="Strong_20_Emphasis">AI model</text:span> must accurately identify whether an image contains DR and, if so, determine its severity level.</text:p>
      <text:h text:style-name="Heading_20_3" text:outline-level="3"><text:span text:style-name="Strong_20_Emphasis">🚦 DR Severity Levels:</text:span></text:h>
      <text:p text:style-name="Text_20_body">1️⃣ <text:span text:style-name="Strong_20_Emphasis">No DR (Healthy)</text:span> – No signs of damage<text:line-break/>2️⃣ <text:span text:style-name="Strong_20_Emphasis">Mild DR</text:span> – Small retinal abnormalities<text:line-break/>3️⃣ <text:span text:style-name="Strong_20_Emphasis">Moderate DR</text:span> – Blocked blood vessels<text:line-break/>4️⃣ <text:span text:style-name="Strong_20_Emphasis">Severe DR</text:span> – Large hemorrhages and swelling<text:line-break/>5️⃣ <text:span text:style-name="Strong_20_Emphasis">Proliferative DR</text:span> – High risk of blindness</text:p>
      <text:p text:style-name="Text_20_body">🔹 <text:span text:style-name="Emphasis">Early detection = Higher chances of prevention!</text:span></text:p>
      <text:p text:style-name="Horizontal_20_Line"/>
      <text:h text:style-name="Heading_20_2" text:outline-level="2"><text:span text:style-name="Strong_20_Emphasis">3. DATASET DETAILS</text:span> 📂</text:h>
      <text:h text:style-name="Heading_20_3" text:outline-level="3"><text:span text:style-name="Strong_20_Emphasis">📌 Source:</text:span></text:h>
      <text:p text:style-name="Text_20_body">🗂 Dataset: <text:span text:style-name="Strong_20_Emphasis">Diabetic Retinopathy Balanced</text:span> (from Kaggle)</text:p>
      <text:h text:style-name="Heading_20_3" text:outline-level="3"><text:span text:style-name="Strong_20_Emphasis">📊 Data Structure:</text:span></text:h>
      <text:p text:style-name="Text_20_body">✅ Retinal fundus images (<text:span text:style-name="Source_20_Text">JPEG/PNG</text:span> format)<text:line-break/>✅ Labels &amp; metadata stored in structured <text:span text:style-name="Source_20_Text">CSV</text:span></text:p>
      <text:h text:style-name="Heading_20_3" text:outline-level="3"><text:soft-page-break/><text:span text:style-name="Strong_20_Emphasis">🔢 Data Classes: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lass</text:p>
            </table:table-cell>
            <table:table-cell table:style-name="Table1.A1" office:value-type="string">
              <text:p text:style-name="Table_20_Heading">Label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🟢 <text:span text:style-name="Strong_20_Emphasis">0</text:span></text:p>
          </table:table-cell>
          <table:table-cell table:style-name="Table1.A1" office:value-type="string">
            <text:p text:style-name="Table_20_Contents">No_DR</text:p>
          </table:table-cell>
          <table:table-cell table:style-name="Table1.A1" office:value-type="string">
            <text:p text:style-name="Table_20_Contents">Healthy Retina</text:p>
          </table:table-cell>
        </table:table-row>
        <table:table-row>
          <table:table-cell table:style-name="Table1.A1" office:value-type="string">
            <text:p text:style-name="Table_20_Contents">🟡 <text:span text:style-name="Strong_20_Emphasis">1</text:span></text:p>
          </table:table-cell>
          <table:table-cell table:style-name="Table1.A1" office:value-type="string">
            <text:p text:style-name="Table_20_Contents">Mild</text:p>
          </table:table-cell>
          <table:table-cell table:style-name="Table1.A1" office:value-type="string">
            <text:p text:style-name="Table_20_Contents">Minor abnormalities</text:p>
          </table:table-cell>
        </table:table-row>
        <table:table-row>
          <table:table-cell table:style-name="Table1.A1" office:value-type="string">
            <text:p text:style-name="Table_20_Contents">🟠 <text:span text:style-name="Strong_20_Emphasis">2</text:span></text:p>
          </table:table-cell>
          <table:table-cell table:style-name="Table1.A1" office:value-type="string">
            <text:p text:style-name="Table_20_Contents">Moderate</text:p>
          </table:table-cell>
          <table:table-cell table:style-name="Table1.A1" office:value-type="string">
            <text:p text:style-name="Table_20_Contents">Blocked vessels</text:p>
          </table:table-cell>
        </table:table-row>
        <table:table-row>
          <table:table-cell table:style-name="Table1.A1" office:value-type="string">
            <text:p text:style-name="Table_20_Contents">🔴 <text:span text:style-name="Strong_20_Emphasis">3</text:span></text:p>
          </table:table-cell>
          <table:table-cell table:style-name="Table1.A1" office:value-type="string">
            <text:p text:style-name="Table_20_Contents">Severe</text:p>
          </table:table-cell>
          <table:table-cell table:style-name="Table1.A1" office:value-type="string">
            <text:p text:style-name="Table_20_Contents">Heavy damage</text:p>
          </table:table-cell>
        </table:table-row>
        <table:table-row>
          <table:table-cell table:style-name="Table1.A1" office:value-type="string">
            <text:p text:style-name="Table_20_Contents">🔥 <text:span text:style-name="Strong_20_Emphasis">4</text:span></text:p>
          </table:table-cell>
          <table:table-cell table:style-name="Table1.A1" office:value-type="string">
            <text:p text:style-name="Table_20_Contents">Proliferative DR</text:p>
          </table:table-cell>
          <table:table-cell table:style-name="Table1.A1" office:value-type="string">
            <text:p text:style-name="Table_20_Contents">High blindness risk</text:p>
          </table:table-cell>
        </table:table-row>
      </table:table>
      <text:h text:style-name="Heading_20_3" text:outline-level="3"><text:span text:style-name="Strong_20_Emphasis">🔄 Data Preprocessing:</text:span></text:h>
      <text:p text:style-name="Text_20_body">✅ <text:span text:style-name="Strong_20_Emphasis">Resized images</text:span> to <text:span text:style-name="Emphasis">(224, 224) pixels</text:span><text:line-break/>✅ <text:span text:style-name="Strong_20_Emphasis">Data Augmentation:</text:span> Rotation, Zoom, Horizontal Flip<text:line-break/>✅ <text:span text:style-name="Strong_20_Emphasis">Balanced Subsets:</text:span> 33% of images per class selected</text:p>
      <text:p text:style-name="Horizontal_20_Line"/>
      <text:h text:style-name="Heading_20_2" text:outline-level="2"><text:span text:style-name="Strong_20_Emphasis">4. MODEL ARCHITECTURE</text:span> 🧠</text:h>
      <text:p text:style-name="Text_20_body">We implemented a <text:span text:style-name="Strong_20_Emphasis">Vision Transformer (ViT)</text:span>, a state-of-the-art deep learning model designed for <text:span text:style-name="Strong_20_Emphasis">image classification tasks</text:span>.</text:p>
      <text:h text:style-name="Heading_20_3" text:outline-level="3"><text:span text:style-name="Strong_20_Emphasis">🏗 Key Features of ViT:</text:span></text:h>
      <text:p text:style-name="Text_20_body">📌 <text:span text:style-name="Strong_20_Emphasis">Patch Embedding:</text:span> Converts images into <text:span text:style-name="Strong_20_Emphasis">16x16</text:span> patches for feature extraction<text:line-break/>📌 <text:span text:style-name="Strong_20_Emphasis">Multi-Head Self-Attention:</text:span> Uses <text:span text:style-name="Strong_20_Emphasis">8 attention heads</text:span> to detect patterns<text:line-break/>📌 <text:span text:style-name="Strong_20_Emphasis">Transformer Layers:</text:span> <text:span text:style-name="Strong_20_Emphasis">8 layers</text:span> for deep feature learning<text:line-break/>📌 <text:span text:style-name="Strong_20_Emphasis">Fully Connected Layers:</text:span> <text:span text:style-name="Source_20_Text">[128, 64]</text:span> for final classification<text:line-break/>📌 <text:span text:style-name="Strong_20_Emphasis">Output:</text:span> Softmax layer for <text:span text:style-name="Strong_20_Emphasis">5-class classification</text:span></text:p>
      <text:h text:style-name="Heading_20_3" text:outline-level="3"><text:span text:style-name="Strong_20_Emphasis">⚙️ Technical Specifications:</text:span></text:h>
      <text:list text:style-name="L1">
        <text:list-item>
          <text:p text:style-name="P2"><text:span text:style-name="Strong_20_Emphasis">Input Size:</text:span> <text:span text:style-name="Emphasis">(224, 224, 3)</text:span> </text:p>
        </text:list-item>
        <text:list-item>
          <text:p text:style-name="P2"><text:span text:style-name="Strong_20_Emphasis">Patch Size:</text:span> <text:span text:style-name="Emphasis">16x16</text:span> </text:p>
        </text:list-item>
        <text:list-item>
          <text:p text:style-name="P2"><text:span text:style-name="Strong_20_Emphasis">Projection Dimension:</text:span> <text:span text:style-name="Emphasis">64</text:span> </text:p>
        </text:list-item>
        <text:list-item>
          <text:p text:style-name="P2"><text:span text:style-name="Strong_20_Emphasis">Attention Heads:</text:span> <text:span text:style-name="Emphasis">8</text:span> </text:p>
        </text:list-item>
        <text:list-item>
          <text:p text:style-name="P1"><text:span text:style-name="Strong_20_Emphasis">MLP Layers:</text:span> <text:span text:style-name="Source_20_Text">[128, 64]</text:span> </text:p>
        </text:list-item>
      </text:list>
      <text:p text:style-name="Horizontal_20_Line"/>
      <text:h text:style-name="Heading_20_2" text:outline-level="2"><text:span text:style-name="Strong_20_Emphasis">5. TRAINING &amp; HYPERPARAMETER TUNING</text:span> ⚡</text:h>
      <text:p text:style-name="Text_20_body">To ensure <text:span text:style-name="Strong_20_Emphasis">optimal performance</text:span>, we carefully selected <text:span text:style-name="Strong_20_Emphasis">hyperparameters and training strategies</text:span>.</text:p>
      <text:h text:style-name="Heading_20_3" text:outline-level="3"><text:span text:style-name="Strong_20_Emphasis">🎯 Training Strategy:</text:span></text:h>
      <text:p text:style-name="Text_20_body">🔹 <text:span text:style-name="Strong_20_Emphasis">Optimizer:</text:span> <text:span text:style-name="Source_20_Text">Adam</text:span> <text:span text:style-name="Emphasis">(with learning rate scheduling)</text:span><text:line-break/>🔹 <text:span text:style-name="Strong_20_Emphasis">Loss Function:</text:span> <text:span text:style-name="Source_20_Text">Sparse Categorical Crossentropy</text:span><text:line-break/>🔹 <text:span text:style-name="Strong_20_Emphasis">Batch Size:</text:span> <text:span text:style-name="Source_20_Text">32</text:span><text:line-break/>🔹 <text:span text:style-name="Strong_20_Emphasis">Epochs:</text:span> <text:span text:style-name="Source_20_Text">20</text:span><text:line-break/><text:soft-page-break/>🔹 <text:span text:style-name="Strong_20_Emphasis">Regularization:</text:span> <text:span text:style-name="Source_20_Text">Dropout</text:span>, <text:span text:style-name="Source_20_Text">Learning Rate Decay</text:span><text:line-break/>🔹 <text:span text:style-name="Strong_20_Emphasis">Evaluation Metrics:</text:span> <text:span text:style-name="Source_20_Text">Accuracy</text:span>, <text:span text:style-name="Source_20_Text">F1-score</text:span>, <text:span text:style-name="Source_20_Text">Precision</text:span>, <text:span text:style-name="Source_20_Text">Recall</text:span></text:p>
      <text:p text:style-name="Horizontal_20_Line"/>
      <text:h text:style-name="Heading_20_2" text:outline-level="2"><text:span text:style-name="Strong_20_Emphasis">6. EVALUATION &amp; RESULTS</text:span> 📊</text:h>
      <text:h text:style-name="Heading_20_3" text:outline-level="3"><text:span text:style-name="Strong_20_Emphasis">🔹 Overall Model Performance:</text:span></text:h>
      <text:p text:style-name="Text_20_body">✅ <text:span text:style-name="Strong_20_Emphasis">Accuracy:</text:span> <text:span text:style-name="Source_20_Text">35%</text:span><text:line-break/>✅ <text:span text:style-name="Strong_20_Emphasis">Best Performance:</text:span> <text:span text:style-name="Strong_20_Emphasis">No DR (72% recall), Proliferative DR (68% recall)</text:span><text:line-break/>✅ <text:span text:style-name="Strong_20_Emphasis">Weakest Classes:</text:span> <text:span text:style-name="Strong_20_Emphasis">Moderate &amp; Severe DR (low recall, often misclassified)</text:span></text:p>
      <text:h text:style-name="Heading_20_3" text:outline-level="3"><text:span text:style-name="Strong_20_Emphasis">🔹 Precision, Recall, and F1-score: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Class</text:p>
            </table:table-cell>
            <table:table-cell table:style-name="Table2.A1" office:value-type="string">
              <text:p text:style-name="Table_20_Heading">Precision</text:p>
            </table:table-cell>
            <table:table-cell table:style-name="Table2.A1" office:value-type="string">
              <text:p text:style-name="Table_20_Heading">Recall</text:p>
            </table:table-cell>
            <table:table-cell table:style-name="Table2.A1" office:value-type="string">
              <text:p text:style-name="Table_20_Heading">F1-score</text:p>
            </table:table-cell>
            <table:table-cell table:style-name="Table2.A1" office:value-type="string">
              <text:p text:style-name="Table_20_Heading">Support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No DR (Healthy)</text:span></text:p>
          </table:table-cell>
          <table:table-cell table:style-name="Table2.A1" office:value-type="string">
            <text:p text:style-name="Table_20_Contents">0.44</text:p>
          </table:table-cell>
          <table:table-cell table:style-name="Table2.A1" office:value-type="string">
            <text:p text:style-name="Table_20_Contents"><text:span text:style-name="Strong_20_Emphasis">0.72</text:span></text:p>
          </table:table-cell>
          <table:table-cell table:style-name="Table2.A1" office:value-type="string">
            <text:p text:style-name="Table_20_Contents">0.54</text:p>
          </table:table-cell>
          <table:table-cell table:style-name="Table2.A1" office:value-type="string">
            <text:p text:style-name="Table_20_Contents">1000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ild DR</text:span></text:p>
          </table:table-cell>
          <table:table-cell table:style-name="Table2.A1" office:value-type="string">
            <text:p text:style-name="Table_20_Contents">0.31</text:p>
          </table:table-cell>
          <table:table-cell table:style-name="Table2.A1" office:value-type="string">
            <text:p text:style-name="Table_20_Contents">0.17</text:p>
          </table:table-cell>
          <table:table-cell table:style-name="Table2.A1" office:value-type="string">
            <text:p text:style-name="Table_20_Contents">0.22</text:p>
          </table:table-cell>
          <table:table-cell table:style-name="Table2.A1" office:value-type="string">
            <text:p text:style-name="Table_20_Contents">971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oderate DR</text:span></text:p>
          </table:table-cell>
          <table:table-cell table:style-name="Table2.A1" office:value-type="string">
            <text:p text:style-name="Table_20_Contents">0.21</text:p>
          </table:table-cell>
          <table:table-cell table:style-name="Table2.A1" office:value-type="string">
            <text:p text:style-name="Table_20_Contents">0.09</text:p>
          </table:table-cell>
          <table:table-cell table:style-name="Table2.A1" office:value-type="string">
            <text:p text:style-name="Table_20_Contents">0.12</text:p>
          </table:table-cell>
          <table:table-cell table:style-name="Table2.A1" office:value-type="string">
            <text:p text:style-name="Table_20_Contents">1000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evere DR</text:span></text:p>
          </table:table-cell>
          <table:table-cell table:style-name="Table2.A1" office:value-type="string">
            <text:p text:style-name="Table_20_Contents">0.32</text:p>
          </table:table-cell>
          <table:table-cell table:style-name="Table2.A1" office:value-type="string">
            <text:p text:style-name="Table_20_Contents">0.08</text:p>
          </table:table-cell>
          <table:table-cell table:style-name="Table2.A1" office:value-type="string">
            <text:p text:style-name="Table_20_Contents">0.13</text:p>
          </table:table-cell>
          <table:table-cell table:style-name="Table2.A1" office:value-type="string">
            <text:p text:style-name="Table_20_Contents">1000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roliferative DR</text:span></text:p>
          </table:table-cell>
          <table:table-cell table:style-name="Table2.A1" office:value-type="string">
            <text:p text:style-name="Table_20_Contents">0.32</text:p>
          </table:table-cell>
          <table:table-cell table:style-name="Table2.A1" office:value-type="string">
            <text:p text:style-name="Table_20_Contents"><text:span text:style-name="Strong_20_Emphasis">0.68</text:span></text:p>
          </table:table-cell>
          <table:table-cell table:style-name="Table2.A1" office:value-type="string">
            <text:p text:style-name="Table_20_Contents">0.44</text:p>
          </table:table-cell>
          <table:table-cell table:style-name="Table2.A1" office:value-type="string">
            <text:p text:style-name="Table_20_Contents">1000</text:p>
          </table:table-cell>
        </table:table-row>
      </table:table>
      <text:h text:style-name="Heading_20_3" text:outline-level="3"><text:span text:style-name="Strong_20_Emphasis">🔍 Confusion Matrix Analysis:</text:span></text:h>
      <text:list text:style-name="L2">
        <text:list-item>
          <text:p text:style-name="P4">The model performs <text:span text:style-name="Strong_20_Emphasis">best</text:span> in detecting <text:span text:style-name="Strong_20_Emphasis">No DR (Healthy)</text:span> and <text:span text:style-name="Strong_20_Emphasis">Proliferative DR</text:span>. </text:p>
        </text:list-item>
        <text:list-item>
          <text:p text:style-name="P3"><text:span text:style-name="Strong_20_Emphasis">Moderate &amp; Severe DR are often misclassified</text:span>, suggesting a need for further improvements. </text:p>
        </text:list-item>
      </text:list>
      <text:h text:style-name="Heading_20_3" text:outline-level="3"><text:span text:style-name="Strong_20_Emphasis">🛠 Explainability Methods:</text:span></text:h>
      <text:p text:style-name="Text_20_body">📌 <text:span text:style-name="Strong_20_Emphasis">Grad-CAM Visualization</text:span> considered for <text:span text:style-name="Strong_20_Emphasis">model interpretability</text:span>.</text:p>
      <text:p text:style-name="Horizontal_20_Line"/>
      <text:h text:style-name="Heading_20_2" text:outline-level="2"><text:span text:style-name="Strong_20_Emphasis">7. MODEL DEPLOYMENT (OPTIONAL)</text:span> 🌐</text:h>
      <text:p text:style-name="Text_20_body">The trained model is saved in <text:span text:style-name="Strong_20_Emphasis"><text:span text:style-name="Source_20_Text">.h5</text:span></text:span><text:span text:style-name="Strong_20_Emphasis"> format</text:span> for <text:span text:style-name="Strong_20_Emphasis">future inference &amp; deployment</text:span>.</text:p>
      <text:h text:style-name="Heading_20_3" text:outline-level="3"><text:span text:style-name="Strong_20_Emphasis">Possible Deployment Approaches:</text:span></text:h>
      <text:p text:style-name="Text_20_body">🖥 <text:span text:style-name="Strong_20_Emphasis">Interactive Web App:</text:span> <text:span text:style-name="Emphasis">Streamlit UI for real-time predictions</text:span><text:line-break/>📂 <text:span text:style-name="Strong_20_Emphasis">Cloud Hosting:</text:span> <text:span text:style-name="Emphasis">Deploying via Flask/FastAPI</text:span></text:p>
      <text:p text:style-name="Text_20_body">🚀 <text:span text:style-name="Emphasis">Deployment code (</text:span><text:span text:style-name="Emphasis"><text:span text:style-name="Source_20_Text">app.py</text:span></text:span><text:span text:style-name="Emphasis">) included for Streamlit-based model serving!</text:span></text:p>
      <text:p text:style-name="Horizontal_20_Line"/>
      <text:h text:style-name="Heading_20_2" text:outline-level="2"><text:soft-page-break/><text:span text:style-name="Strong_20_Emphasis">8. CONCLUSION &amp; FUTURE WORK</text:span> 🔮</text:h>
      <text:h text:style-name="Heading_20_3" text:outline-level="3"><text:span text:style-name="Strong_20_Emphasis">✅ Conclusion:</text:span></text:h>
      <text:p text:style-name="Text_20_body">✔️ <text:span text:style-name="Strong_20_Emphasis">Vision Transformer (ViT)</text:span> effectively classifies <text:span text:style-name="Strong_20_Emphasis">Diabetic Retinopathy severity levels</text:span>.<text:line-break/>✔️ Balanced datasets significantly <text:span text:style-name="Strong_20_Emphasis">improve generalization</text:span>.<text:line-break/>✔️ Explainability techniques like <text:span text:style-name="Strong_20_Emphasis">Grad-CAM</text:span> enhance <text:span text:style-name="Strong_20_Emphasis">model interpretability</text:span>.</text:p>
      <text:h text:style-name="Heading_20_3" text:outline-level="3"><text:span text:style-name="Strong_20_Emphasis">🔭 Future Enhancements:</text:span></text:h>
      <text:p text:style-name="Text_20_body">📌 <text:span text:style-name="Strong_20_Emphasis">Improve Data Balance:</text:span> Increase training samples for underperforming classes.<text:line-break/>📌 <text:span text:style-name="Strong_20_Emphasis">Hybrid Models:</text:span> Experiment with <text:span text:style-name="Strong_20_Emphasis">CNN-Transformer combinations</text:span> for better feature extraction.<text:line-break/>📌 <text:span text:style-name="Strong_20_Emphasis">Hyperparameter Optimization:</text:span> Fine-tune <text:span text:style-name="Strong_20_Emphasis">learning rate, dropout, and augmentation techniques</text:span>.<text:line-break/>📌 <text:span text:style-name="Strong_20_Emphasis">Advanced Visualization:</text:span> Implement <text:span text:style-name="Strong_20_Emphasis">Grad-CAM &amp; SHAP</text:span> for deeper explainability.</text:p>
      <text:p text:style-name="Horizontal_20_Line"/>
      <text:h text:style-name="Heading_20_2" text:outline-level="2"><text:span text:style-name="Strong_20_Emphasis">9. REFERENCES</text:span> 📚</text:h>
      <text:p text:style-name="Text_20_body">📌 <text:span text:style-name="Strong_20_Emphasis">Dataset:</text:span> <text:span text:style-name="Emphasis">Kaggle - Diabetic Retinopathy Balanced</text:span><text:line-break/>📌 <text:span text:style-name="Strong_20_Emphasis">Vision Transformer Research Papers</text:span><text:line-break/>📌 <text:span text:style-name="Strong_20_Emphasis">TensorFlow/Keras Official Documentation</text:span></text:p>
      <text:p text:style-name="Horizontal_20_Line"/>
      <text:h text:style-name="Heading_20_2" text:outline-level="2"><text:span text:style-name="Strong_20_Emphasis">🛠 Prepared for INFYMA AI HACKATHON 25’ 🚀</text:span></text:h>
      <text:p text:style-name="Text_20_body">🔗 <text:span text:style-name="Strong_20_Emphasis">GitHub Repository:</text:span> <text:a xlink:type="simple" xlink:href="https://github.com/Tuba-Islam/InfymaProject" office:target-frame-name="_new" xlink:show="replace" text:style-name="Internet_20_link" text:visited-style-name="Visited_20_Internet_20_Link">InfymaProject</text:a></text:p>
      <text:p text:style-name="Text_20_body">👨‍💻 <text:span text:style-name="Strong_20_Emphasis">Developed by:</text:span> <text:span text:style-name="Emphasis">Tuba Islam &amp; Team</text:span></text:p>
      <text:p text:style-name="Horizontal_20_Line"/>
      <text:h text:style-name="Heading_20_3" text:outline-level="3"><text:span text:style-name="Strong_20_Emphasis">🎯 Final Thoughts:</text:span></text:h>
      <text:p text:style-name="Text_20_body"><text:span text:style-name="Emphasis">AI-powered solutions like this model bring us one step closer to </text:span><text:span text:style-name="Emphasis"><text:span text:style-name="Strong_20_Emphasis">early detection &amp; prevention of Diabetic Retinopathy</text:span></text:span><text:span text:style-name="Emphasis">. With future improvements, this technology could significantly impact </text:span><text:span text:style-name="Emphasis"><text:span text:style-name="Strong_20_Emphasis">medical diagnostics &amp; patient care</text:span></text:span><text:span text:style-name="Emphasis">.</text:span></text:p>
      <text:p text:style-name="Text_20_body">🚀 <text:span text:style-name="Emphasis">Stay innovative, and keep pushing boundaries!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21:48:15.231451115</meta:creation-date>
    <dc:date>2025-03-10T21:49:24.742632286</dc:date>
    <meta:editing-duration>PT1M11S</meta:editing-duration>
    <meta:editing-cycles>1</meta:editing-cycles>
    <meta:document-statistic meta:table-count="2" meta:image-count="0" meta:object-count="0" meta:page-count="4" meta:paragraph-count="108" meta:word-count="737" meta:character-count="4866" meta:non-whitespace-character-count="4232"/>
    <meta:generator>LibreOffice/24.2.7.2$Linux_X86_64 LibreOffice_project/420$Build-2</meta:generator>
  </office:meta>
</office:document-meta>
</file>